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79cm" fo:min-width="1.92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78cm" fo:min-width="4.05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78cm" fo:min-width="1.927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24cm" fo:min-width="0.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0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5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/>
      <style:paragraph-properties style:writing-mode="lr-tb"/>
    </style:style>
    <style:style style:name="gr10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2.427cm" svg:height="0.829cm" svg:x="3.765cm" svg:y="18.6cm">
          <text:p text:style-name="P1"><text:span text:style-name="T1">R</text:span><text:span text:style-name="T1">e</text:span><text:span text:style-name="T1">s</text:span><text:span text:style-name="T1">e</text:span><text:span text:style-name="T1">t </text:span><text:span text:style-name="T1">p</text:span><text:span text:style-name="T1">o</text:span><text:span text:style-name="T1">i</text:span><text:span text:style-name="T1">n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57cm" svg:height="0.828cm" svg:x="2.7cm" svg:y="20.139cm">
          <text:p text:style-name="P1"><text:span text:style-name="T1">High sweeping position </text:span><text:span text:style-name="T1">(sta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2.427cm" svg:height="0.828cm" svg:x="3.824cm" svg:y="26.827cm">
          <text:p text:style-name="P1"><text:span text:style-name="T1">Rese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4.557cm" svg:height="0.828cm" svg:x="2.7cm" svg:y="22.743cm">
          <text:p text:style-name="P1"><text:span text:style-name="T1">Low </text:span><text:span text:style-name="T1">sweeping </text:span><text:span text:style-name="T1">position </text:span><text:span text:style-name="T1">(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557cm" svg:height="0.828cm" svg:x="2.7cm" svg:y="21.441cm">
          <text:p text:style-name="P1"><text:span text:style-name="T1">L</text:span><text:span text:style-name="T1">o</text:span><text:span text:style-name="T1">w </text:span><text:span text:style-name="T1">s</text:span><text:span text:style-name="T1">w</text:span><text:span text:style-name="T1">e</text:span><text:span text:style-name="T1">e</text:span><text:span text:style-name="T1">pi</text:span><text:span text:style-name="T1">n</text:span><text:span text:style-name="T1">g </text:span><text:span text:style-name="T1">p</text:span><text:span text:style-name="T1">o</text:span><text:span text:style-name="T1">si</text:span><text:span text:style-name="T1">ti</text:span><text:span text:style-name="T1">o</text:span><text:span text:style-name="T1">n </text:span><text:span text:style-name="T1">(s</text:span><text:span text:style-name="T1">ta</text:span><text:span text:style-name="T1">r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.557cm" svg:height="0.828cm" svg:x="2.7cm" svg:y="24.045cm">
          <text:p text:style-name="P1"><text:span text:style-name="T1">High </text:span><text:span text:style-name="T1">sweeping </text:span><text:span text:style-name="T1">position </text:span><text:span text:style-name="T1">(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xml:id="id8" draw:id="id8" draw:layer="layout" svg:x1="4.978cm" svg:y1="19.429cm" svg:x2="4.978cm" svg:y2="20.139cm" draw:start-shape="id1" draw:start-glue-point="2" draw:end-shape="id2" svg:d="M4978 19429v710" svg:viewBox="0 0 1 711">
          <text:p/>
        </draw:connector>
        <draw:connector draw:style-name="gr4" draw:text-style-name="P3" draw:layer="layout" svg:x1="4.978cm" svg:y1="20.967cm" svg:x2="4.978cm" svg:y2="21.441cm" draw:start-shape="id2" draw:start-glue-point="2" draw:end-shape="id3" draw:end-glue-point="0" svg:d="M4978 20967v474" svg:viewBox="0 0 1 475">
          <text:p/>
        </draw:connector>
        <draw:connector draw:style-name="gr4" draw:text-style-name="P3" draw:layer="layout" svg:x1="4.978cm" svg:y1="22.269cm" svg:x2="4.978cm" svg:y2="22.743cm" draw:start-shape="id3" draw:start-glue-point="2" draw:end-shape="id4" draw:end-glue-point="0" svg:d="M4978 22269v474" svg:viewBox="0 0 1 475">
          <text:p/>
        </draw:connector>
        <draw:connector draw:style-name="gr4" draw:text-style-name="P3" draw:layer="layout" svg:x1="4.978cm" svg:y1="23.571cm" svg:x2="4.978cm" svg:y2="24.045cm" draw:start-shape="id4" draw:start-glue-point="2" draw:end-shape="id5" draw:end-glue-point="0" svg:d="M4978 23571v474" svg:viewBox="0 0 1 475">
          <text:p/>
        </draw:connector>
        <draw:custom-shape draw:style-name="gr5" draw:text-style-name="P2" xml:id="id6" draw:id="id6" draw:layer="layout" svg:width="2.959cm" svg:height="0.947cm" svg:x="3.529cm" svg:y="25.347cm">
          <text:p text:style-name="P1"><text:span text:style-name="T1">No obstacle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3" draw:layer="layout" svg:x1="4.978cm" svg:y1="24.873cm" svg:x2="5.009cm" svg:y2="25.347cm" draw:start-shape="id5" draw:start-glue-point="2" draw:end-shape="id6" draw:end-glue-point="4" svg:d="M4978 24873v237h31v237" svg:viewBox="0 0 32 475">
          <text:p/>
        </draw:connector>
        <draw:connector draw:style-name="gr4" draw:text-style-name="P3" draw:layer="layout" svg:x1="5.009cm" svg:y1="26.294cm" svg:x2="5.037cm" svg:y2="26.827cm" draw:start-shape="id6" draw:start-glue-point="6" draw:end-shape="id7" draw:end-glue-point="0" svg:d="M5009 26294v267h28v266" svg:viewBox="0 0 29 534">
          <text:p/>
        </draw:connector>
        <draw:frame draw:style-name="gr6" draw:text-style-name="P4" draw:layer="layout" svg:width="0.769cm" svg:height="1.275cm" svg:x="7.731cm" svg:y="22.269cm">
          <draw:text-box>
            <text:p><text:span text:style-name="T2">No</text:span></text:p>
          </draw:text-box>
        </draw:frame>
        <draw:connector draw:style-name="gr4" draw:text-style-name="P3" draw:layer="layout" svg:x1="6.488cm" svg:y1="25.821cm" svg:x2="4.978cm" svg:y2="19.784cm" draw:start-shape="id6" draw:start-glue-point="7" draw:end-shape="id8" draw:end-glue-point="0" svg:d="M6488 25821h646v-6037h-2156" svg:viewBox="0 0 2157 6038">
          <text:p/>
        </draw:connector>
        <draw:custom-shape draw:style-name="gr7" draw:text-style-name="P2" xml:id="id9" draw:id="id9" draw:layer="layout" svg:width="3.1cm" svg:height="0.9cm" svg:x="4.7cm" svg:y="2.1cm">
          <text:p text:style-name="P1"><text:span text:style-name="T3">Rese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0.9cm" svg:x="1.4cm" svg:y="16cm">
          <text:p text:style-name="P1"><text:span text:style-name="T3">Re</text:span><text:span text:style-name="T3">set </text:span><text:span text:style-name="T3">poi</text:span><text:span text:style-name="T3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1" draw:id="id11" draw:layer="layout" svg:width="4.9cm" svg:height="0.9cm" svg:x="3.8cm" svg:y="5.9cm">
          <text:p text:style-name="P1"><text:span text:style-name="T3">Low vertex 1 (sta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cm" svg:height="0.9cm" svg:x="3.6cm" svg:y="13.9cm">
          <text:p text:style-name="P1"><text:span text:style-name="T3">Rese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0" draw:id="id10" draw:layer="layout" svg:width="4.9cm" svg:height="0.9cm" svg:x="3.8cm" svg:y="4cm">
          <text:p text:style-name="P1"><text:span text:style-name="T3">High vertex 1 (sta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4" draw:id="id14" draw:layer="layout" svg:width="4.9cm" svg:height="0.9cm" svg:x="10.6cm" svg:y="9.8cm">
          <text:p text:style-name="P1"><text:span text:style-name="T3">Low vertex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3" draw:id="id13" draw:layer="layout" svg:width="4.9cm" svg:height="0.9cm" svg:x="3.8cm" svg:y="9.8cm">
          <text:p text:style-name="P1"><text:span text:style-name="T3">Low vertex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4.9cm" svg:height="0.9cm" svg:x="3.8cm" svg:y="7.9cm">
          <text:p text:style-name="P1"><text:span text:style-name="T3">Low vertex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5" draw:id="id15" draw:layer="layout" svg:width="4.9cm" svg:height="0.9cm" svg:x="10.6cm" svg:y="7.9cm">
          <text:p text:style-name="P1"><text:span text:style-name="T3">Low vertex 1 (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6" draw:id="id16" draw:layer="layout" svg:width="4.9cm" svg:height="0.9cm" svg:x="10.6cm" svg:y="5.9cm">
          <text:p text:style-name="P1"><text:span text:style-name="T3">High vertex 1 (e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svg:x1="6.25cm" svg:y1="3cm" svg:x2="6.25cm" svg:y2="4cm" draw:start-shape="id9" draw:start-glue-point="2" draw:end-shape="id10" draw:end-glue-point="0" svg:d="M6250 3000v1000" svg:viewBox="0 0 1 1001">
          <text:p/>
        </draw:connector>
        <draw:connector draw:style-name="gr10" draw:text-style-name="P5" draw:layer="layout" svg:x1="6.25cm" svg:y1="4.9cm" svg:x2="6.25cm" svg:y2="5.9cm" draw:start-shape="id10" draw:start-glue-point="2" draw:end-shape="id11" draw:end-glue-point="0" svg:d="M6250 4900v1000" svg:viewBox="0 0 1 1001">
          <text:p/>
        </draw:connector>
        <draw:connector draw:style-name="gr10" draw:text-style-name="P5" draw:layer="layout" svg:x1="6.25cm" svg:y1="6.8cm" svg:x2="6.25cm" svg:y2="7.9cm" draw:start-shape="id11" draw:start-glue-point="2" draw:end-shape="id12" draw:end-glue-point="0" svg:d="M6250 6800v1100" svg:viewBox="0 0 1 1101">
          <text:p/>
        </draw:connector>
        <draw:connector draw:style-name="gr10" draw:text-style-name="P5" draw:layer="layout" svg:x1="6.25cm" svg:y1="8.8cm" svg:x2="6.25cm" svg:y2="9.8cm" draw:start-shape="id12" draw:start-glue-point="2" draw:end-shape="id13" draw:end-glue-point="0" svg:d="M6250 8800v1000" svg:viewBox="0 0 1 1001">
          <text:p/>
        </draw:connector>
        <draw:connector draw:style-name="gr10" draw:text-style-name="P5" draw:layer="layout" draw:line-skew="0.399cm" svg:x1="6.25cm" svg:y1="10.7cm" svg:x2="13.05cm" svg:y2="10.7cm" draw:start-shape="id13" draw:start-glue-point="2" draw:end-shape="id14" draw:end-glue-point="2" svg:d="M6250 10700v900h6800v-900" svg:viewBox="0 0 6801 901">
          <text:p/>
        </draw:connector>
        <draw:connector draw:style-name="gr10" draw:text-style-name="P5" draw:layer="layout" svg:x1="13.05cm" svg:y1="9.8cm" svg:x2="13.05cm" svg:y2="8.8cm" draw:start-shape="id14" draw:start-glue-point="0" draw:end-shape="id15" draw:end-glue-point="2" svg:d="M13050 9800v-1000" svg:viewBox="0 0 1 1001">
          <text:p/>
        </draw:connector>
        <draw:connector draw:style-name="gr10" draw:text-style-name="P5" draw:layer="layout" svg:x1="13.05cm" svg:y1="7.9cm" svg:x2="13.05cm" svg:y2="6.8cm" draw:start-shape="id15" draw:start-glue-point="0" draw:end-shape="id16" draw:end-glue-point="2" svg:d="M13050 7900v-1100" svg:viewBox="0 0 1 1101">
          <text:p/>
        </draw:connector>
        <draw:custom-shape draw:style-name="gr7" draw:text-style-name="P2" xml:id="id17" draw:id="id17" draw:layer="layout" svg:width="3.1cm" svg:height="0.9cm" svg:x="11.5cm" svg:y="4cm">
          <text:p text:style-name="P1"><text:span text:style-name="T3">R</text:span><text:span text:style-name="T3">e</text:span><text:span text:style-name="T3">s</text:span><text:span text:style-name="T3">et </text:span><text:span text:style-name="T3">p</text:span><text:span text:style-name="T3">oi</text:span><text:span text:style-name="T3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3.05cm" svg:y1="5.9cm" svg:x2="13.05cm" svg:y2="4.9cm" draw:start-shape="id16" draw:start-glue-point="0" draw:end-shape="id17" draw:end-glue-point="2" svg:d="M13050 5900v-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1:43:46.184762604</meta:creation-date>
    <dc:date>2022-12-23T19:41:54.215908061</dc:date>
    <meta:editing-duration>PT21M13S</meta:editing-duration>
    <meta:editing-cycles>3</meta:editing-cycles>
    <meta:generator>LibreOffice/6.4.7.2$Linux_X86_64 LibreOffice_project/40$Build-2</meta:generator>
    <meta:document-statistic meta:object-count="34"/>
  </office:meta>
</office:document-meta>
</file>